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Move a robot piece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The<text:s/>players should know who won the round</text:p>
      <text:p text:style-name="Standard"><text:tab/>-The players should be shown the shortest possible path</text:p>
      <text:p text:style-name="P8"/>
      <text:p text:style-name="Standard"><text:span text:style-name="T9">Preconditions</text:span></text:p>
      <text:p text:style-name="Standard"><text:tab/>-A target square has been selected</text:p>
      <text:p text:style-name="Standard"><text:tab/>-All human players are aware of which target square has been selected</text:p>
      <text:p text:style-name="Standard"><text:tab/>-The system knows the location of all robot pieces</text:p>
      <text:p text:style-name="Standard"><text:tab/>-At least one bid has been placed by a player before the timer runs out</text:p>
      <text:p text:style-name="Standard"><text:tab/>-The timer has stopped</text:p>
      <text:p text:style-name="P10"/>
      <text:p text:style-name="P11">Success Guarantee:</text:p>
      <text:p text:style-name="Standard"><text:span text:style-name="T12"><text:tab/></text:span>-The robot piece belonging to the player whose turn it is has moved to the square as a result of the path chosen</text:p>
      <text:p text:style-name="Standard"><text:tab/>-The player who won the token piece has their score updated</text:p>
      <text:p text:style-name="Standard"><text:tab/>-The token piece won has been removed from the board</text:p>
      <text:p text:style-name="Standard"><text:tab/>-The system indicates it is the<text:s/>end of the round/beginning of the next round/end of the game</text:p>
      <text:p text:style-name="P13"/>
      <text:p text:style-name="P14">Main Success Scenario:</text:p>
      <text:list text:style-name="LFO1" text:continue-numbering="true">
        <text:list-item>
          <text:p text:style-name="P15">The system compares all the players’ bids with the calculated smallest number of moves it would take<text:s/>each respective<text:s/>robot to get to the target square</text:p>
        </text:list-item>
        <text:list-item>
          <text:p text:style-name="P16">The system selects the player with the most accurate bid</text:p>
        </text:list-item>
        <text:list-item>
          <text:p text:style-name="P17">The system notifies the players who won the round</text:p>
        </text:list-item>
        <text:list-item>
          <text:p text:style-name="P18">The system moves the winner’s robot piece to the target square, demonstrating the shortest path to the target square</text:p>
        </text:list-item>
        <text:list-item>
          <text:p text:style-name="P19">The system updates the winner’s score.<text:s/><text:span text:style-name="T20">Use Case ends.</text:span></text:p>
        </text:list-item>
      </text:list>
      <text:p text:style-name="P21"/>
      <text:p text:style-name="P22">Alternate Flows:</text:p>
      <text:p text:style-name="Standard"><text:span text:style-name="T23"><text:tab/></text:span><text:span text:style-name="T24">No alternate flows</text:span></text:p>
      <text:p text:style-name="Standard"/>
      <text:p text:style-name="P25">Exceptions:</text:p>
      <text:p text:style-name="Standard"><text:span text:style-name="T26"><text:tab/></text:span>In the case of 4 human players, if only one player makes a bid before the timer runs out, they automatically win that round, regardless of whether they choose the shortest path or not</text:p>
      <text:p text:style-name="P27"/>
      <text:p text:style-name="P28">Special Requirements:</text:p>
      <text:p text:style-name="Standard"><text:span text:style-name="T29"><text:tab/>-</text:span>Robots should not be able to go through barriers</text:p>
      <text:p text:style-name="P30"/>
      <text:p text:style-name="Standard"><text:span text:style-name="T31">Open Issu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9T17:15:00Z</meta:creation-date>
    <dc:date>2020-03-10T18:12:00Z</dc:date>
    <meta:print-date>2020-03-05T20:51:00Z</meta:print-date>
    <meta:template xlink:href="Normal" xlink:type="simple"/>
    <meta:editing-cycles>6</meta:editing-cycles>
    <meta:editing-duration>PT86160S</meta:editing-duration>
    <meta:document-statistic meta:page-count="1" meta:paragraph-count="3" meta:word-count="235" meta:character-count="1576" meta:row-count="11" meta:non-whitespace-character-count="1344"/>
  </office:meta>
</office:document-meta>
</file>